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8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fo:color="#8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#ff00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00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center"/>
    </style:style>
  </office:automatic-styles>
  <office:body>
    <office:text>
      <text:p text:style-name="P1"><text:span text:style-name="T1">Docker Private Repo and Kubernetes </text:span></text:p>
      <text:p text:style-name="P2"><text:span text:style-name="T2"/></text:p>
      <text:p text:style-name="P2"><text:span text:style-name="T3">In This document, we will see how to create private repo and tag a image and push the image.</text:span></text:p>
      <text:p text:style-name="P2"><text:span text:style-name="T3">Also we will see how could we get download images and also deploy through Kubernetes.</text:span></text:p>
      <text:p text:style-name="P2"><text:span text:style-name="T4"/></text:p>
      <text:p text:style-name="P2"><text:span text:style-name="T5">Private Repo:</text:span></text:p>
      <text:p text:style-name="P2"><text:span text:style-name="T6"/></text:p>
      <text:p text:style-name="P2"><text:span text:style-name="T7">1. Docker need to be installed in the server. Then pull the registry image.</text:span></text:p>
      <text:p text:style-name="P2"><text:span text:style-name="T8"/></text:p>
      <text:p text:style-name="P3"><text:span text:style-name="T9">docker pull registry</text:span></text:p>
      <text:p text:style-name="P4"><text:span text:style-name="T10"/></text:p>
      <text:p text:style-name="P4"><draw:frame text:anchor-type="as-char" svg:width="170.92mm" svg:height="44.71mm" style:rel-width="scale" style:rel-height="scale"><draw:object-ole xlink:href="OleObj1"/><draw:image xlink:href="ObjectReplacements/OleObj1"/></draw:frame><text:span text:style-name="T10"/></text:p>
      <text:p text:style-name="P4"><text:span text:style-name="T11">2. you could check whether default port is set for that registry. Cause 5000 port will make problem if '</text:span><text:span text:style-name="T12">SELINUX</text:span><text:span text:style-name="T13">' is Enabled. Disable '</text:span><text:span text:style-name="T14">SELINUX</text:span><text:span text:style-name="T15">'. </text:span></text:p>
      <text:p text:style-name="P4"><text:span text:style-name="T15"/></text:p>
      <text:p text:style-name="P4"><draw:frame text:anchor-type="as-char" svg:width="175.95mm" svg:height="42.33mm" style:rel-width="scale" style:rel-height="scale"><draw:object-ole xlink:href="OleObj2"/><draw:image xlink:href="ObjectReplacements/OleObj2"/></draw:frame><text:span text:style-name="T16"/></text:p>
      <text:p text:style-name="P4"><text:span text:style-name="T17"/></text:p>
      <text:p text:style-name="P4"><text:span text:style-name="T17">3. Here default running port is 5000, you can set the running port at the run time of the container.</text:span></text:p>
      <text:p text:style-name="P5"><text:span text:style-name="T18">docker run -d -p 8282:5000 --name kuberegistry registry</text:span></text:p>
      <text:p text:style-name="P6"><draw:frame text:anchor-type="as-char" svg:width="167.48mm" svg:height="8.73mm" style:rel-width="scale" style:rel-height="scale"><draw:object-ole xlink:href="OleObj3"/><draw:image xlink:href="ObjectReplacements/OleObj3"/></draw:frame><text:span text:style-name="T19"/></text:p>
      <text:p text:style-name="P6"><text:span text:style-name="T20">4. As its an insecure registry, we have allow this at Docker Daemon.</text:span></text:p>
      <text:p text:style-name="P6"><text:span text:style-name="T21"/></text:p>
      <text:p text:style-name="P7"><text:span text:style-name="T22">vi /etc/docker/daemon.json</text:span></text:p>
      <text:p text:style-name="P7"><text:span text:style-name="T22"/></text:p>
      <text:p text:style-name="P8"><text:span text:style-name="T22">{</text:span></text:p>
      <text:p text:style-name="P8"><text:span text:style-name="T22">"insecure-registries":["192.168.56.106:8282"]</text:span></text:p>
      <text:p text:style-name="P8"><text:span text:style-name="T22">}</text:span></text:p>
      <text:p text:style-name="P9"><text:span text:style-name="T22"/></text:p>
      <text:p text:style-name="P10"><text:span text:style-name="T23"/></text:p>
      <text:p text:style-name="P11"><draw:frame text:anchor-type="as-char" svg:width="104.25mm" svg:height="17.20mm" style:rel-width="scale" style:rel-height="scale"><draw:object-ole xlink:href="OleObj4"/><draw:image xlink:href="ObjectReplacements/OleObj4"/></draw:frame><text:span text:style-name="T24"/></text:p>
      <text:p text:style-name="P11"><text:span text:style-name="T25">then restart the docker and also start the container which is run before.</text:span></text:p>
      <text:p text:style-name="P12"><text:span text:style-name="T26">Systemctl restart docker</text:span></text:p>
      <text:p text:style-name="P13"><text:span text:style-name="T27"/></text:p>
      <text:p text:style-name="P13"><text:span text:style-name="T28">and also check if the docker container registry is running or not.</text:span></text:p>
      <text:p text:style-name="P13"><text:span text:style-name="T28">5. Also we could check if the connection is ok or not.</text:span></text:p>
      <text:p text:style-name="P13"><text:span text:style-name="T28"/></text:p>
      <text:p text:style-name="P14"><text:span text:style-name="T29">telnet 127.0.0.1 8282</text:span></text:p>
      <text:p text:style-name="P14"><text:span text:style-name="T29"/></text:p>
      <text:p text:style-name="P15"><draw:frame text:anchor-type="as-char" svg:width="91.81mm" svg:height="17.73mm" style:rel-width="scale" style:rel-height="scale"><draw:object-ole xlink:href="OleObj5"/><draw:image xlink:href="ObjectReplacements/OleObj5"/></draw:frame><text:span text:style-name="T30"/></text:p>
      <text:p text:style-name="P15"><text:span text:style-name="T31">Now we could push/pull image to this private registry from regsitry server and other server.</text:span></text:p>
      <text:p text:style-name="P15"><text:span text:style-name="T32"/></text:p>
      <text:p text:style-name="P15"><text:span text:style-name="T33">If we want to push or pull any image from other server also, We have allow to this registry URL to Docker daemon. Otherwise we will get below error.</text:span></text:p>
      <text:p text:style-name="P15"><text:span text:style-name="T34"/></text:p>
      <text:p text:style-name="P15"><draw:frame text:anchor-type="as-char" svg:width="175.95mm" svg:height="12.96mm" style:rel-width="scale" style:rel-height="scale"><draw:object-ole xlink:href="OleObj6"/><draw:image xlink:href="ObjectReplacements/OleObj6"/></draw:frame><text:span text:style-name="T34"/></text:p>
      <text:p text:style-name="P15"><text:span text:style-name="T35">6. Now tag the image for pushing to repisitory.</text:span></text:p>
      <text:p text:style-name="P16"><text:span text:style-name="T36">docker tag image_name repo:port/image:tag</text:span></text:p>
      <text:p text:style-name="P16"><text:span text:style-name="T36"/></text:p>
      <text:p text:style-name="P17"><text:span text:style-name="T37">here image_name-- it is existed in your docker images.</text:span></text:p>
      <text:p text:style-name="P17"><text:span text:style-name="T37">image-- pushing image will be saved with this name in repo.</text:span></text:p>
      <text:p text:style-name="P17"><text:span text:style-name="T38"/></text:p>
      <text:p text:style-name="P18"><text:span text:style-name="T39">docker tag<text:s/></text:span><text:span text:style-name="T40">httpd:latest</text:span><text:span text:style-name="T41"><text:s/>192.168.56.106:8282/httpd:246</text:span><text:span text:style-name="T42"/></text:p>
      <text:p text:style-name="P19"><text:span text:style-name="T43"/></text:p>
      <text:p text:style-name="P19"><text:span text:style-name="T44">7. Push the image to local repository.</text:span></text:p>
      <text:p text:style-name="P20"><text:span text:style-name="T45">docker push<text:s/></text:span><text:span text:style-name="T46">192.168.56.106:8282/httpd:246</text:span><text:span text:style-name="T47"/></text:p>
      <text:p text:style-name="P20"><text:span text:style-name="T47"/></text:p>
      <text:p text:style-name="P21"><draw:frame text:anchor-type="as-char" svg:width="175.95mm" svg:height="43.13mm" style:rel-width="scale" style:rel-height="scale"><draw:object-ole xlink:href="OleObj7"/><draw:image xlink:href="ObjectReplacements/OleObj7"/></draw:frame><text:span text:style-name="T48"/></text:p>
      <text:p text:style-name="P21"><text:span text:style-name="T49">We can also check the imagelist and taglist from Web.</text:span></text:p>
      <text:p text:style-name="P21"><text:span text:style-name="T50"/></text:p>
      <text:p text:style-name="P21"><text:a xlink:href="http://192.168.56.106:8282/v2/_catalog"><text:span text:style-name="T51">http://192.168.56.106:8282/v2/_catalog</text:span></text:a><text:span text:style-name="T52"/></text:p>
      <text:p text:style-name="P21"><draw:frame text:anchor-type="as-char" svg:width="146.58mm" svg:height="55.03mm" style:rel-width="scale" style:rel-height="scale"><draw:object-ole xlink:href="OleObj8"/><draw:image xlink:href="ObjectReplacements/OleObj8"/></draw:frame><text:span text:style-name="T53"/></text:p>
      <text:p text:style-name="P21"><text:span text:style-name="T53"/></text:p>
      <text:p text:style-name="P21"><text:a xlink:href="http://192.168.56.106:8282/v2/httpd/tags/list"><text:span text:style-name="T54">http://192.168.56.106:8282/v2/httpd/tags/list</text:span></text:a><text:span text:style-name="T55"/></text:p>
      <text:p text:style-name="P21"><text:span text:style-name="T56"/></text:p>
      <text:p text:style-name="P21"><draw:frame text:anchor-type="as-char" svg:width="146.58mm" svg:height="49.74mm" style:rel-width="scale" style:rel-height="scale"><draw:object-ole xlink:href="OleObj9"/><draw:image xlink:href="ObjectReplacements/OleObj9"/></draw:frame><text:span text:style-name="T56"/></text:p>
      <text:p text:style-name="P21"><text:span text:style-name="T56"/></text:p>
      <text:p text:style-name="P21"><text:span text:style-name="T56"/></text:p>
      <text:p text:style-name="P21"><text:span text:style-name="T56">*** Removed httpd images from that server.</text:span></text:p>
      <text:p text:style-name="P21"><text:span text:style-name="T56"/></text:p>
      <text:p text:style-name="P21"><text:span text:style-name="T56">*** Pull image from local created repository</text:span></text:p>
      <text:p text:style-name="P21"><text:span text:style-name="T56"/></text:p>
      <text:p text:style-name="P21"><text:span text:style-name="T57">docker pull 192.168.56.106:8282/httpd:246</text:span><text:span text:style-name="T58"/></text:p>
      <text:p text:style-name="P21"><text:span text:style-name="T58"/></text:p>
      <text:p text:style-name="P21"><text:span text:style-name="T58">*** Check using docker images command</text:span></text:p>
      <text:p text:style-name="P21"><text:span text:style-name="T58"/></text:p>
      <text:p text:style-name="P21"><text:span text:style-name="T58">[root@ansible ~]# docker images</text:span></text:p>
      <text:p text:style-name="P21"><text:span text:style-name="T58">REPOSITORY<text:s text:c="18"/>TAG<text:s text:c="10"/>IMAGE ID<text:s text:c="7"/>CREATED<text:s text:c="8"/>SIZE</text:span></text:p>
      <text:p text:style-name="P21"><text:span text:style-name="T59">192.168.56.106:8282/httpd<text:s text:c="3"/>246<text:s text:c="10"/></text:span><text:span text:style-name="T60">dabbfbe0c57b<text:s text:c="3"/>3 weeks ago<text:s text:c="4"/>144MB</text:span></text:p>
      <text:p text:style-name="P21"><text:span text:style-name="T60">registry<text:s text:c="20"/>latest<text:s text:c="7"/>b8604a3fe854<text:s text:c="3"/>8 weeks ago<text:s text:c="4"/>26.2MB</text:span></text:p>
      <text:p text:style-name="P21"><text:span text:style-name="T60">[root@ansible ~]# </text:span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1"><text:span text:style-name="T60"/></text:p>
      <text:p text:style-name="P22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